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 d164 f2" svg:font-family="'g d164 f2', sans-serif"/>
  </office:font-face-decls>
  <office:automatic-styles>
    <style:style style:name="Table1" style:family="table">
      <style:table-properties style:width="9.453cm" fo:margin-left="1.88cm" table:align="left"/>
    </style:style>
    <style:style style:name="Table1.A" style:family="table-column">
      <style:table-column-properties style:column-width="9.453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507cm" fo:margin-left="0cm" table:align="left"/>
    </style:style>
    <style:style style:name="Table2.A" style:family="table-column">
      <style:table-column-properties style:column-width="9.2cm"/>
    </style:style>
    <style:style style:name="Table2.B" style:family="table-column">
      <style:table-column-properties style:column-width="9.306cm"/>
    </style:style>
    <style:style style:name="Table2.A1" style:family="table-cell">
      <style:table-cell-properties fo:padding="0.097cm" fo:border-left="none" fo:border-right="none" fo:border-top="0.5pt solid #000000" fo:border-bottom="none"/>
    </style:style>
    <style:style style:name="Table2.A2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5pt solid #000000"/>
    </style:style>
    <style:style style:name="Tabla3" style:family="table">
      <style:table-properties style:width="18.498cm" fo:margin-left="0cm" table:align="left" style:may-break-between-rows="true" table:border-model="collapsing"/>
    </style:style>
    <style:style style:name="Tabla3.A" style:family="table-column">
      <style:table-column-properties style:column-width="0.596cm"/>
    </style:style>
    <style:style style:name="Tabla3.B" style:family="table-column">
      <style:table-column-properties style:column-width="1.309cm"/>
    </style:style>
    <style:style style:name="Tabla3.C" style:family="table-column">
      <style:table-column-properties style:column-width="1.693cm"/>
    </style:style>
    <style:style style:name="Tabla3.D" style:family="table-column">
      <style:table-column-properties style:column-width="1.205cm"/>
    </style:style>
    <style:style style:name="Tabla3.E" style:family="table-column">
      <style:table-column-properties style:column-width="4.397cm"/>
    </style:style>
    <style:style style:name="Tabla3.F" style:family="table-column">
      <style:table-column-properties style:column-width="1.706cm"/>
    </style:style>
    <style:style style:name="Tabla3.G" style:family="table-column">
      <style:table-column-properties style:column-width="1.707cm"/>
    </style:style>
    <style:style style:name="Tabla3.H" style:family="table-column">
      <style:table-column-properties style:column-width="2.106cm"/>
    </style:style>
    <style:style style:name="Tabla3.I" style:family="table-column">
      <style:table-column-properties style:column-width="1.778cm"/>
    </style:style>
    <style:style style:name="Tabla3.J" style:family="table-column">
      <style:table-column-properties style:column-width="2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G5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J5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5cm" fo:margin-left="0cm" table:align="left"/>
    </style:style>
    <style:style style:name="Table4.A" style:family="table-column">
      <style:table-column-properties style:column-width="2.198cm"/>
    </style:style>
    <style:style style:name="Table4.B" style:family="table-column">
      <style:table-column-properties style:column-width="2.2cm"/>
    </style:style>
    <style:style style:name="Table4.E" style:family="table-column">
      <style:table-column-properties style:column-width="0.504cm"/>
    </style:style>
    <style:style style:name="Table4.F" style:family="table-column">
      <style:table-column-properties style:column-width="0.302cm"/>
    </style:style>
    <style:style style:name="Table4.G" style:family="table-column">
      <style:table-column-properties style:column-width="5.299cm"/>
    </style:style>
    <style:style style:name="Table4.H" style:family="table-column">
      <style:table-column-properties style:column-width="3.6cm"/>
    </style:style>
    <style:style style:name="Table4.1" style:family="table-row">
      <style:table-row-properties style:min-row-height="0.522cm"/>
    </style:style>
    <style:style style:name="Table4.A1" style:family="table-cell">
      <style:table-cell-properties fo:padding="0.097cm" fo:border="0.5pt solid #000000"/>
    </style:style>
    <style:style style:name="Table4.E1" style:family="table-cell">
      <style:table-cell-properties fo:padding="0.097cm" fo:border-left="0.5pt solid #000000" fo:border-right="none" fo:border-top="none" fo:border-bottom="none"/>
    </style:style>
    <style:style style:name="Table4.F1" style:family="table-cell">
      <style:table-cell-properties fo:padding="0.097cm" fo:border="non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E2" style:family="table-cell">
      <style:table-cell-properties style:vertical-align="middle" fo:padding="0.097cm" fo:border="none"/>
    </style:style>
    <style:style style:name="Table4.A4" style:family="table-cell">
      <style:table-cell-properties fo:padding="0.097cm" fo:border-left="0.5pt solid #000000" fo:border-right="0.5pt solid #000000" fo:border-top="none" fo:border-bottom="0.5pt solid #000000"/>
    </style:style>
    <style:style style:name="Table4.A5" style:family="table-cell">
      <style:table-cell-properties fo:padding="0.097cm" fo:border-left="0.5pt solid #000000" fo:border-right="0.5pt solid #000000" fo:border-top="none" fo:border-bottom="0.5pt solid #000000"/>
    </style:style>
    <style:style style:name="Table4.A6" style:family="table-cell">
      <style:table-cell-properties fo:padding="0.097cm" fo:border-left="0.5pt solid #000000" fo:border-right="0.5pt solid #000000" fo:border-top="none" fo:border-bottom="0.5pt solid #000000"/>
    </style:style>
    <style:style style:name="Table4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6.5pt" officeooo:paragraph-rsid="002cb4e8" style:font-size-asian="6.5pt" style:font-size-complex="6.5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6.5pt" style:font-size-asian="6.5pt" style:font-size-complex="6.5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6.5pt" officeooo:paragraph-rsid="0084a35d" style:font-size-asian="6.5pt" style:font-size-complex="6.5pt"/>
    </style:style>
    <style:style style:name="P4" style:family="paragraph" style:parent-style-name="Table_20_Contents">
      <style:paragraph-properties fo:text-align="start" style:justify-single-word="false"/>
      <style:text-properties style:font-name="Consolas" fo:font-size="6.5pt" officeooo:paragraph-rsid="008c2b4b" style:font-size-asian="6.5pt" style:font-size-complex="6.5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6.5pt" officeooo:paragraph-rsid="008a5596" style:font-size-asian="6.5pt" style:font-size-complex="6.5pt"/>
    </style:style>
    <style:style style:name="P6" style:family="paragraph" style:parent-style-name="Table_20_Contents">
      <style:text-properties style:font-name="Consolas" fo:font-size="6.5pt" style:font-size-asian="6.5pt" style:font-size-complex="6.5pt"/>
    </style:style>
    <style:style style:name="P7" style:family="paragraph" style:parent-style-name="Table_20_Contents">
      <style:text-properties style:font-name="Consolas" fo:font-size="6.5pt" officeooo:rsid="00b8d276" officeooo:paragraph-rsid="00c2a373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Consolas" fo:font-size="6.5pt" officeooo:rsid="00b8d276" officeooo:paragraph-rsid="00c2a373" style:font-size-asian="6.5pt" style:font-size-complex="6.5pt"/>
    </style:style>
    <style:style style:name="P9" style:family="paragraph" style:parent-style-name="Text_20_body">
      <style:text-properties style:font-name="Consolas" fo:font-size="6.5pt" officeooo:paragraph-rsid="00ba725e" style:font-size-asian="6.5pt" style:font-size-complex="6.5pt"/>
    </style:style>
    <style:style style:name="P10" style:family="paragraph" style:parent-style-name="Table_20_Contents">
      <style:paragraph-properties fo:text-align="start" style:justify-single-word="false"/>
      <style:text-properties style:font-name="Consolas" fo:font-size="6.5pt" officeooo:rsid="00988171" officeooo:paragraph-rsid="00988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font-name="Consolas" fo:font-size="6.5pt" fo:font-weight="bold" officeooo:rsid="00988171" officeooo:paragraph-rsid="00988171" style:font-size-asian="6.5pt" style:font-weight-asian="bold" style:font-size-complex="6.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.5pt" officeooo:paragraph-rsid="008c2b4b" style:font-size-asian="6.5pt" style:font-size-complex="6.5pt"/>
    </style:style>
    <style:style style:name="P13" style:family="paragraph" style:parent-style-name="Standard">
      <style:paragraph-properties fo:text-align="start" style:justify-single-word="false"/>
      <style:text-properties style:font-name="Arial" fo:font-size="6.5pt" officeooo:paragraph-rsid="008e22cd" style:font-size-asian="6.5pt" style:font-size-complex="6.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.5pt" officeooo:paragraph-rsid="00c7bf5a" style:font-size-asian="6.5pt" style:font-size-complex="6.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6.5pt" officeooo:paragraph-rsid="00bb28be" style:font-size-asian="6.5pt" style:font-size-complex="6.5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6.5pt" officeooo:paragraph-rsid="00c2a373" style:font-size-asian="6.5pt" style:font-size-complex="6.5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6.5pt" officeooo:rsid="00ee58cc" officeooo:paragraph-rsid="00ee58cc" style:font-size-asian="6.5pt" style:font-size-complex="6.5pt"/>
    </style:style>
    <style:style style:name="P18" style:family="paragraph" style:parent-style-name="Table_20_Paragraph">
      <style:paragraph-properties fo:margin-left="0cm" fo:margin-right="0.083cm" fo:margin-top="0.049cm" fo:margin-bottom="0cm" style:contextual-spacing="false" fo:line-height="0.222cm" fo:text-align="end" style:justify-single-word="false" fo:text-indent="0cm" style:auto-text-indent="false"/>
      <style:text-properties style:font-name="Arial" fo:font-size="6.5pt" officeooo:paragraph-rsid="00d5e876" style:font-size-asian="6.5pt" style:font-size-complex="6.5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.5pt" fo:font-weight="normal" officeooo:paragraph-rsid="008c2b4b" style:font-size-asian="6.5pt" style:font-weight-asian="normal" style:font-size-complex="6.5pt" style:font-weight-complex="normal"/>
    </style:style>
    <style:style style:name="P20" style:family="paragraph" style:parent-style-name="Table_20_Paragraph">
      <style:paragraph-properties fo:margin-left="0cm" fo:margin-right="0.083cm" fo:margin-top="0.039cm" fo:margin-bottom="0cm" style:contextual-spacing="false" fo:line-height="0.226cm" fo:text-align="end" style:justify-single-word="false" fo:text-indent="0cm" style:auto-text-indent="false"/>
      <style:text-properties style:font-name="Arial" fo:font-size="6.5pt" fo:font-weight="normal" officeooo:paragraph-rsid="00c2a373" style:font-size-asian="6.5pt" style:font-weight-asian="normal" style:font-size-complex="6.5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6.5pt" fo:font-weight="normal" style:font-size-asian="6.5pt" style:font-weight-asian="normal" style:font-size-complex="6.5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6.5pt" fo:font-weight="normal" officeooo:paragraph-rsid="0059d9ca" style:font-size-asian="6.5pt" style:font-weight-asian="normal" style:font-size-complex="6.5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6.5pt" fo:font-weight="normal" officeooo:paragraph-rsid="005b9b3c" style:font-size-asian="6.5pt" style:font-weight-asian="normal" style:font-size-complex="6.5pt" style:font-weight-complex="normal"/>
    </style:style>
    <style:style style:name="P24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Arial" fo:font-size="6.5pt" fo:font-weight="normal" officeooo:paragraph-rsid="0059d9ca" style:font-size-asian="6.5pt" style:font-weight-asian="normal" style:font-size-complex="6.5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.5pt" fo:font-weight="bold" officeooo:paragraph-rsid="008c2b4b" style:font-size-asian="6.5pt" style:font-weight-asian="bold" style:font-size-complex="6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6.5pt" fo:font-weight="bold" officeooo:paragraph-rsid="00c7bf5a" style:font-size-asian="6.5pt" style:font-weight-asian="bold" style:font-size-complex="6.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.5pt" fo:font-weight="bold" officeooo:rsid="00b8d276" officeooo:paragraph-rsid="00c2a373" style:font-size-asian="6.5pt" style:font-weight-asian="bold" style:font-size-complex="6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.5pt" fo:font-weight="bold" officeooo:rsid="00f8bf1e" style:font-size-asian="6.5pt" style:font-weight-asian="bold" style:font-size-complex="6.5pt" style:font-weight-complex="bold"/>
    </style:style>
    <style:style style:name="P29" style:family="paragraph" style:parent-style-name="Table_20_Paragraph">
      <style:paragraph-properties fo:margin-left="0.164cm" fo:margin-right="0cm" fo:text-indent="0cm" style:auto-text-indent="false">
        <style:tab-stops/>
      </style:paragraph-properties>
      <style:text-properties style:font-name="Arial" fo:font-size="6.5pt" fo:font-weight="bold" officeooo:paragraph-rsid="00c33c26" style:font-size-asian="6.5pt" style:font-weight-asian="bold" style:font-size-complex="6.5pt" style:font-weight-complex="bold"/>
    </style:style>
    <style:style style:name="P30" style:family="paragraph" style:parent-style-name="Table_20_Paragraph">
      <style:paragraph-properties fo:margin-left="0.164cm" fo:margin-right="0cm" fo:margin-top="0.019cm" fo:margin-bottom="0cm" style:contextual-spacing="false" fo:text-indent="0cm" style:auto-text-indent="false">
        <style:tab-stops/>
      </style:paragraph-properties>
      <style:text-properties style:font-name="Arial" fo:font-size="6.5pt" fo:font-weight="bold" style:font-size-asian="6.5pt" style:font-weight-asian="bold" style:font-size-complex="6.5pt" style:font-weight-complex="bold"/>
    </style:style>
    <style:style style:name="P31" style:family="paragraph" style:parent-style-name="Table_20_Paragraph">
      <style:paragraph-properties fo:margin-left="0cm" fo:margin-right="0.083cm" fo:margin-top="0.039cm" fo:margin-bottom="0cm" style:contextual-spacing="false" fo:line-height="0.226cm" fo:text-align="end" style:justify-single-word="false" fo:text-indent="0cm" style:auto-text-indent="false"/>
      <style:text-properties style:font-name="Arial" fo:font-size="6.5pt" fo:font-weight="bold" officeooo:rsid="00ee58cc" officeooo:paragraph-rsid="00ee58cc" style:font-size-asian="6.5pt" style:font-weight-asian="bold" style:font-size-complex="6.5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.5pt" officeooo:paragraph-rsid="009881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.5pt" officeooo:paragraph-rsid="00988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officeooo:paragraph-rsid="008c2b4b" style:font-size-asian="8pt" style:font-size-complex="8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Arial" fo:font-size="6.5pt" officeooo:paragraph-rsid="008e22cd" style:font-size-asian="6.5pt" style:font-size-complex="6.5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469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f74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469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rsid="0030ff6d" officeooo:paragraph-rsid="0030ff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>
      <style:text-properties officeooo:paragraph-rsid="00c7bf5a"/>
    </style:style>
    <style:style style:name="P45" style:family="paragraph" style:parent-style-name="Table_20_Paragraph">
      <style:paragraph-properties fo:margin-left="0.12cm" fo:margin-right="0cm" fo:margin-top="0.019cm" fo:margin-bottom="0cm" style:contextual-spacing="false" fo:text-indent="0cm" style:auto-text-indent="false">
        <style:tab-stops/>
      </style:paragraph-properties>
      <style:text-properties officeooo:paragraph-rsid="003a5d08"/>
    </style:style>
    <style:style style:name="P46" style:family="paragraph" style:parent-style-name="Table_20_Paragraph">
      <style:paragraph-properties fo:margin-left="0.12cm" fo:margin-right="0cm" fo:text-indent="0cm" style:auto-text-indent="false">
        <style:tab-stops/>
      </style:paragraph-properties>
      <style:text-properties officeooo:paragraph-rsid="003a5d08"/>
    </style:style>
    <style:style style:name="P47" style:family="paragraph" style:parent-style-name="Standard">
      <style:text-properties style:font-name="Arial" fo:font-size="6.5pt" fo:font-weight="bold" officeooo:paragraph-rsid="00a0c3f0" style:font-size-asian="6.5pt" style:font-weight-asian="bold" style:font-size-complex="6.5pt" style:font-weight-complex="bold"/>
    </style:style>
    <style:style style:name="P48" style:family="paragraph" style:parent-style-name="Standard">
      <style:text-properties style:font-name="Arial" fo:font-size="6.5pt" officeooo:paragraph-rsid="00a0c3f0" style:font-size-asian="6.5pt" style:font-size-complex="6.5pt"/>
    </style:style>
    <style:style style:name="P49" style:family="paragraph" style:parent-style-name="Standard">
      <style:text-properties style:font-name="Arial" fo:font-size="6.5pt" style:font-size-asian="6.5pt" style:font-size-complex="6.5pt"/>
    </style:style>
    <style:style style:name="P50" style:family="paragraph" style:parent-style-name="Standard">
      <style:text-properties style:font-name="Arial" fo:font-size="6.5pt" officeooo:paragraph-rsid="008e22cd" style:font-size-asian="6.5pt" style:font-size-complex="6.5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6.5pt" officeooo:paragraph-rsid="008c2b4b" style:font-size-asian="6.5pt" style:font-size-complex="6.5pt"/>
    </style:style>
    <style:style style:name="T1" style:family="text">
      <style:text-properties officeooo:rsid="0030ff6d"/>
    </style:style>
    <style:style style:name="T2" style:family="text">
      <style:text-properties style:text-position="-17% 100%"/>
    </style:style>
    <style:style style:name="T3" style:family="text">
      <style:text-properties style:text-position="-17% 100%" style:font-name="Arial" fo:font-weight="bold" style:font-weight-asian="bold" style:font-weight-complex="bold"/>
    </style:style>
    <style:style style:name="T4" style:family="text">
      <style:text-properties officeooo:rsid="00aeb3ad"/>
    </style:style>
    <style:style style:name="T5" style:family="text">
      <style:text-properties officeooo:rsid="002ca04c"/>
    </style:style>
    <style:style style:name="T6" style:family="text">
      <style:text-properties officeooo:rsid="0046928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25b83" style:font-weight-asian="normal" style:font-weight-complex="normal"/>
    </style:style>
    <style:style style:name="T9" style:family="text">
      <style:text-properties fo:font-weight="normal" officeooo:rsid="0063fd01" style:font-weight-asian="normal" style:font-weight-complex="normal"/>
    </style:style>
    <style:style style:name="T10" style:family="text">
      <style:text-properties fo:font-weight="normal" officeooo:rsid="00e1c685" style:font-weight-asian="normal" style:font-weight-complex="normal"/>
    </style:style>
    <style:style style:name="T11" style:family="text">
      <style:text-properties fo:font-weight="normal" officeooo:rsid="00325b83"/>
    </style:style>
    <style:style style:name="T12" style:family="text">
      <style:text-properties fo:font-weight="normal" officeooo:rsid="00325b83" style:font-name-complex="Arial"/>
    </style:style>
    <style:style style:name="T13" style:family="text">
      <style:text-properties officeooo:rsid="0084a35d"/>
    </style:style>
    <style:style style:name="T14" style:family="text">
      <style:text-properties style:font-name="Arial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style:font-name="Arial" fo:font-weight="bold" officeooo:rsid="0087f5da" style:font-weight-asian="bold" style:font-weight-complex="bold"/>
    </style:style>
    <style:style style:name="T17" style:family="text">
      <style:text-properties style:font-name="Arial" officeooo:rsid="003829e7"/>
    </style:style>
    <style:style style:name="T18" style:family="text">
      <style:text-properties style:font-name="Arial" fo:font-size="6.5pt" fo:letter-spacing="-0.002cm" fo:font-weight="bold" style:font-size-asian="6.5pt" style:font-weight-asian="bold" style:font-size-complex="6.5pt" style:font-weight-complex="bold"/>
    </style:style>
    <style:style style:name="T19" style:family="text">
      <style:text-properties style:font-name="Arial" fo:font-size="6.5pt" fo:font-weight="bold" style:font-size-asian="6.5pt" style:font-weight-asian="bold" style:font-size-complex="6.5pt" style:font-weight-complex="bold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officeooo:rsid="00325b83" style:text-blinking="false" fo:background-color="transparent" loext:char-shading-value="0"/>
    </style:style>
    <style:style style:name="T21" style:family="text">
      <style:text-properties officeooo:rsid="00867dd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style:font-name="AppleSystemUIFont" fo:font-size="13pt" style:font-size-asian="13pt"/>
    </style:style>
    <style:style style:name="T25" style:family="text">
      <style:text-properties style:use-window-font-color="true" loext:opacity="0%" officeooo:rsid="008e22cd"/>
    </style:style>
    <style:style style:name="T26" style:family="text">
      <style:text-properties style:use-window-font-color="true" loext:opacity="0%" fo:font-weight="bold" style:font-weight-asian="bold" style:font-weight-complex="bold"/>
    </style:style>
    <style:style style:name="T27" style:family="text">
      <style:text-properties officeooo:rsid="002f4465" style:font-name-complex="Arial"/>
    </style:style>
    <style:style style:name="T28" style:family="text">
      <style:text-properties officeooo:rsid="0042eb44" style:font-name-complex="Arial"/>
    </style:style>
    <style:style style:name="T29" style:family="text">
      <style:text-properties officeooo:rsid="009bb147"/>
    </style:style>
    <style:style style:name="T30" style:family="text">
      <style:text-properties officeooo:rsid="00a382e6"/>
    </style:style>
    <style:style style:name="T31" style:family="text">
      <style:text-properties officeooo:rsid="00a52727"/>
    </style:style>
    <style:style style:name="T32" style:family="text">
      <style:text-properties officeooo:rsid="00d58d32"/>
    </style:style>
    <style:style style:name="T33" style:family="text">
      <style:text-properties officeooo:rsid="00dea92c"/>
    </style:style>
    <style:style style:name="T34" style:family="text">
      <style:text-properties officeooo:rsid="00df55e0"/>
    </style:style>
    <style:style style:name="T35" style:family="text">
      <style:text-properties officeooo:rsid="00f8bf1e"/>
    </style:style>
    <style:style style:name="T36" style:family="text">
      <style:text-properties officeooo:rsid="00f9a32a"/>
    </style:style>
    <style:style style:name="T37" style:family="text">
      <style:text-properties style:font-size-asian="6.5pt" style:font-size-complex="6.5pt"/>
    </style:style>
    <style:style style:name="Sect1" style:family="section">
      <style:section-properties text:dont-balance-text-columns="false" style:editable="false">
        <style:columns fo:column-count="2">
          <style:column style:rel-width="3939*" fo:start-indent="0cm" fo:end-indent="0.249cm"/>
          <style:column style:rel-width="6033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7" loext:marker-style-name="T24"><text:span text:style-name="T20">Nombre o raz</text:span><text:span text:style-name="T23">ón social:</text:span></text:p>
        <text:p text:style-name="P48" loext:marker-style-name="T24"><text:span text:style-name="T23">{d.documento.emisor.nombre}</text:span></text:p>
        <text:p text:style-name="P49" loext:marker-style-name="T24"><text:span text:style-name="T26">NIT: </text:span><text:span text:style-name="T23">{d.documento.emisor.nit}</text:span></text:p>
        <text:p text:style-name="P50" loext:marker-style-name="T24"><text:span text:style-name="T26">NRC:</text:span><text:span text:style-name="T23"> {d.documento.emisor.nrc}</text:span></text:p>
        <text:p text:style-name="P50" loext:marker-style-name="T24"><text:span text:style-name="T23"/></text:p>
        <text:p text:style-name="P50" loext:marker-style-name="T24"><text:span text:style-name="T26">Actividad económica: </text:span><text:span text:style-name="T23">{d.documento.emisor.descActividad}</text:span></text:p>
        <text:p text:style-name="P49" loext:marker-style-name="T24"><text:span text:style-name="T26">Dirección:</text:span><text:span text:style-name="T23"> {d.documento.emisor.direccion.complemento}</text:span></text:p>
        <text:p text:style-name="P49" loext:marker-style-name="T24"><text:span text:style-name="T23"/></text:p>
        <text:p text:style-name="P49" loext:marker-style-name="T24"><text:span text:style-name="T26">Número de teléfono: </text:span><text:span text:style-name="T23">{d.documento.emisor.telefono} </text:span></text:p>
        <text:p text:style-name="P49" loext:marker-style-name="T24"><text:span text:style-name="T26">Correo electrónico: </text:span><text:span text:style-name="T23">{d.documento.emisor.correo}</text:span></text:p>
        <text:p text:style-name="P35"><text:span text:style-name="T22">Nombre Comercial: </text:span>{d.documento.emisor.nombreComercial}</text:p>
        <text:p text:style-name="P35"/>
        <text:p text:style-name="P13"><text:span text:style-name="T26">Tipo de establecimiento:</text:span><text:span text:style-name="T23"> {d.documento.emisor.tipoEstablecimiento</text:span><text:span text:style-name="T25">}</text:span></text:p>
        <text:p text:style-name="P13"><text:span text:style-name="T25"/></text:p>
        <text:p text:style-name="P13"><text:span text:style-name="T25"/></text:p>
        <text:p text:style-name="P13"><text:span text:style-name="T25"/></text:p>
        <text:p text:style-name="P13"><text:span text:style-name="T25"/></text:p>
        <text:p text:style-name="P13"><text:span text:style-name="T25"/></text:p>
        <text:p text:style-name="P13"><text:span text:style-name="T25"/></text:p>
        <text:p text:style-name="P13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4">DOCUMENTO TRIBUTARIO ELECTRÓNICO</text:p>
              <text:p text:style-name="P34"><text:span text:style-name="T31">{</text:span><text:span text:style-name="T30">d.tituloFactura}</text:span></text:p>
            </table:table-cell>
          </table:table-row>
          <table:table-row>
            <table:table-cell table:style-name="Table1.A2" office:value-type="string">
              <text:p text:style-name="P19"><text:span text:style-name="T22">Código de Generación: </text:span>{d.documento.identificacion.codigoGeneracion}</text:p>
            </table:table-cell>
          </table:table-row>
          <table:table-row>
            <table:table-cell table:style-name="Table1.A2" office:value-type="string">
              <text:p text:style-name="P4"><text:span text:style-name="T15">Sello de </text:span><text:span text:style-name="T16">R</text:span><text:span text:style-name="T15">ecepción: <text:s text:c="5"/></text:span><text:span text:style-name="Fuente_20_de_20_párrafo_20_predeter."><text:span text:style-name="T17">{d.selloVal}</text:span></text:span></text:p>
            </table:table-cell>
          </table:table-row>
          <table:table-row>
            <table:table-cell table:style-name="Table1.A2" office:value-type="string">
              <text:p text:style-name="P4"><text:span text:style-name="T15">Número de Control: <text:s text:c="3"/></text:span><text:span text:style-name="T14"><text:s text:c="2"/></text:span><text:span text:style-name="Fuente_20_de_20_párrafo_20_predeter."><text:span text:style-name="T17">{d.documento.identificacion.numeroControl}</text:span></text:span></text:p>
            </table:table-cell>
          </table:table-row>
          <table:table-row>
            <table:table-cell table:style-name="Table1.A2" office:value-type="string">
              <text:p text:style-name="P25">Módelo de </text:p>
              <text:p text:style-name="P4"><text:span text:style-name="T15">Facturación:</text:span><text:span text:style-name="T14"> <text:s text:c="17"/></text:span><text:span text:style-name="Fuente_20_de_20_párrafo_20_predeter."><text:span text:style-name="T14">Previo <text:s text:c="18"/>Versión del Json: 1</text:span></text:span></text:p>
            </table:table-cell>
          </table:table-row>
          <table:table-row>
            <table:table-cell table:style-name="Table1.A2" office:value-type="string">
              <text:p text:style-name="P12"><text:span text:style-name="T22">Fecha emisión:</text:span><text:span text:style-name="T7"> <text:s text:c="12"/></text:span><text:span text:style-name="T21">{d.fechaEmi}</text:span> <text:s text:c="10"/>Tipo de Transmisión: <text:span text:style-name="T13">Normal</text:span></text:p>
            </table:table-cell>
          </table:table-row>
          <table:table-row>
            <table:table-cell table:style-name="Table1.A2" office:value-type="string">
              <text:p text:style-name="P12"><text:span text:style-name="T22">Hora de emisión:</text:span><text:span text:style-name="T7"> <text:s text:c="9"/></text:span><text:span text:style-name="T21">{d.horaEmi} <text:s text:c="15"/>Transacción Contabl</text:span><text:span text:style-name="T29">e</text:span></text:p>
            </table:table-cell>
          </table:table-row>
        </table:table>
        <text:p text:style-name="P5"/>
        <text:p text:style-name="P5"/>
        <text:p text:style-name="P5"/>
        <text:p text:style-name="P5"/>
        <text:p text:style-name="P5"/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Receptor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Nombre o razón social: <text:span text:style-name="T8">{d.documento.receptor.</text:span><text:span text:style-name="T9">nombre</text:span><text:span text:style-name="T8">}</text:span></text:p>
          </table:table-cell>
          <table:table-cell table:style-name="Table2.A1" office:value-type="string">
            <text:p text:style-name="P32">Actividad económica: <text:span text:style-name="T8">{d.documento.receptor.descActividad}</text:span></text:p>
          </table:table-cell>
        </table:table-row>
        <table:table-row>
          <table:table-cell table:style-name="Table2.A2" office:value-type="string">
            <text:p text:style-name="P33">Tipo de Documento: {d.tipoDocumento} </text:p>
          </table:table-cell>
          <table:table-cell table:style-name="Table2.A2" office:value-type="string">
            <text:p text:style-name="P33">Dirección: <text:span text:style-name="T5">{d.</text:span><text:span text:style-name="T11">documento</text:span>.receptor.direccion.complemento}</text:p>
          </table:table-cell>
        </table:table-row>
        <table:table-row>
          <table:table-cell table:style-name="Table2.A2" office:value-type="string">
            <text:p text:style-name="P33">Número documento: {d.documento.receptor.numDocumento} </text:p>
          </table:table-cell>
          <table:table-cell table:style-name="Table2.A2" office:value-type="string">
            <text:p text:style-name="P33">Número de teléfono: <text:span text:style-name="Fuente_20_de_20_párrafo_20_predeter."><text:span text:style-name="T27">{d.</text:span></text:span><text:span text:style-name="Fuente_20_de_20_párrafo_20_predeter."><text:span text:style-name="T12">documento</text:span></text:span><text:span text:style-name="Fuente_20_de_20_párrafo_20_predeter."><text:span text:style-name="T27">.receptor.telefono}</text:span></text:span></text:p>
          </table:table-cell>
        </table:table-row>
        <table:table-row>
          <table:table-cell table:style-name="Table2.A4" office:value-type="string">
            <text:p text:style-name="P10">NRC: {d.documento.receptor.nrc} </text:p>
          </table:table-cell>
          <table:table-cell table:style-name="Table2.A4" office:value-type="string">
            <text:p text:style-name="P33">Correo electrónico: <text:span text:style-name="Fuente_20_de_20_párrafo_20_predeter."><text:span text:style-name="T27">{d.</text:span></text:span><text:span text:style-name="Fuente_20_de_20_párrafo_20_predeter."><text:span text:style-name="T12">documento</text:span></text:span><text:span text:style-name="Fuente_20_de_20_párrafo_20_predeter."><text:span text:style-name="T27">.receptor.</text:span></text:span><text:span text:style-name="Fuente_20_de_20_párrafo_20_predeter."><text:span text:style-name="T28">correo</text:span></text:span><text:span text:style-name="Fuente_20_de_20_párrafo_20_predeter."><text:span text:style-name="T27">}</text:span></text:span></text:p>
          </table:table-cell>
        </table:table-row>
      </table:table>
      <text:p text:style-name="P2"/>
      <text:p text:style-name="P1"/>
      <table:table table:name="Tabla3" table:style-name="Tabla3" table:template-name="Academic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table:number-columns-spanned="10" office:value-type="string">
            <text:p text:style-name="P43">Cuerpo del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8">N° </text:p>
          </table:table-cell>
          <table:table-cell table:style-name="Tabla3.A2" office:value-type="string">
            <text:p text:style-name="P38">Cantidad </text:p>
          </table:table-cell>
          <table:table-cell table:style-name="Tabla3.A2" office:value-type="string">
            <text:p text:style-name="P42">Código</text:p>
          </table:table-cell>
          <table:table-cell table:style-name="Tabla3.A2" office:value-type="string">
            <text:p text:style-name="P38">Unidad </text:p>
          </table:table-cell>
          <table:table-cell table:style-name="Tabla3.A2" office:value-type="string">
            <text:p text:style-name="P38">Descripción </text:p>
          </table:table-cell>
          <table:table-cell table:style-name="Tabla3.A2" office:value-type="string">
            <text:p text:style-name="P38">Precio Unitario </text:p>
          </table:table-cell>
          <table:table-cell table:style-name="Tabla3.A2" office:value-type="string">
            <text:p text:style-name="P38">Desc. Por <text:span text:style-name="T1">item</text:span></text:p>
          </table:table-cell>
          <table:table-cell table:style-name="Tabla3.A2" office:value-type="string">
            <text:p text:style-name="P42">Ventas No Sujetas</text:p>
          </table:table-cell>
          <table:table-cell table:style-name="Tabla3.A2" office:value-type="string">
            <text:p text:style-name="P38">Ventas exentas</text:p>
          </table:table-cell>
          <table:table-cell table:style-name="Tabla3.J2" office:value-type="string">
            <text:p text:style-name="P38">Ventas gravadas</text:p>
          </table:table-cell>
        </table:table-row>
        <table:table-row table:style-name="Tabla3.1">
          <table:table-cell table:style-name="Tabla3.A2" office:value-type="string">
            <text:p text:style-name="P41">{d.<text:span text:style-name="T6">documento</text:span>.cuerpoDocumento<text:span text:style-name="T6">[i]</text:span>.numItem}</text:p>
          </table:table-cell>
          <table:table-cell table:style-name="Tabla3.A2" office:value-type="string">
            <text:p text:style-name="P41">{d.<text:span text:style-name="T6">documento</text:span>.cuerpoDocumento<text:span text:style-name="T6">[i]</text:span>.cantidad}</text:p>
          </table:table-cell>
          <table:table-cell table:style-name="Tabla3.A2" office:value-type="string">
            <text:p text:style-name="P36">{d.<text:span text:style-name="T6">documento</text:span>.cuerpoDocumento<text:span text:style-name="T6">[i]</text:span>.codigo}</text:p>
          </table:table-cell>
          <table:table-cell table:style-name="Tabla3.A2" office:value-type="string">
            <text:p text:style-name="P36">{d.<text:span text:style-name="T6">documento</text:span>.cuerpoDocumento<text:span text:style-name="T6">[i]</text:span>.uniMedida}</text:p>
          </table:table-cell>
          <table:table-cell table:style-name="Tabla3.A2" office:value-type="string">
            <text:p text:style-name="P36">{d.<text:span text:style-name="T6">documento</text:span>.cuerpoDocumento<text:span text:style-name="T6">[i]</text:span>.descripcion}</text:p>
          </table:table-cell>
          <table:table-cell table:style-name="Tabla3.A2" office:value-type="string">
            <text:p text:style-name="P41"><text:span text:style-name="T33">$</text:span>{d.<text:span text:style-name="T6">documento</text:span>.cuerpoDocumento<text:span text:style-name="T6">[i]</text:span>.precioUni}</text:p>
          </table:table-cell>
          <table:table-cell table:style-name="Tabla3.A2" office:value-type="string">
            <text:p text:style-name="P41">{d.<text:span text:style-name="T6">documento</text:span>.cuerpoDocumento<text:span text:style-name="T6">[i]</text:span>.montoDescu}</text:p>
          </table:table-cell>
          <table:table-cell table:style-name="Tabla3.A2" office:value-type="string">
            <text:p text:style-name="P41"><text:span text:style-name="T33">$</text:span>{d.<text:span text:style-name="T6">documento</text:span>.cuerpoDocumento<text:span text:style-name="T6">[i]</text:span>.ventaNoSuj}</text:p>
          </table:table-cell>
          <table:table-cell table:style-name="Tabla3.A2" office:value-type="string">
            <text:p text:style-name="P41"><text:span text:style-name="T33">$</text:span>{d.<text:span text:style-name="T6">documento</text:span>.cuerpoDocumento<text:span text:style-name="T6">[i]</text:span>.ventaExenta}</text:p>
          </table:table-cell>
          <table:table-cell table:style-name="Tabla3.J2" office:value-type="string">
            <text:p text:style-name="P41"><text:span text:style-name="T33">$</text:span>{d.<text:span text:style-name="T6">documento</text:span>.cuerpoDocumento<text:span text:style-name="T6">[i]</text:span>.ventaGravada}</text:p>
          </table:table-cell>
        </table:table-row>
        <table:table-row table:style-name="Tabla3.1">
          <table:table-cell table:style-name="Tabla3.A2" office:value-type="string">
            <text:p text:style-name="P40">{d.<text:span text:style-name="T6">documento</text:span>.cuerpoDocumento<text:span text:style-name="T6">[i+1]</text:span>.numItem}</text:p>
          </table:table-cell>
          <table:table-cell table:style-name="Tabla3.A2" office:value-type="string">
            <text:p text:style-name="P40">{d.<text:span text:style-name="T6">documento</text:span>.cuerpoDocumento<text:span text:style-name="T6">[i+1]</text:span>.cantidad}</text:p>
          </table:table-cell>
          <table:table-cell table:style-name="Tabla3.A2" office:value-type="string">
            <text:p text:style-name="P37">{d.<text:span text:style-name="T6">documento</text:span>.cuerpoDocumento<text:span text:style-name="T6">[i+1]</text:span>.codigo}</text:p>
          </table:table-cell>
          <table:table-cell table:style-name="Tabla3.A2" office:value-type="string">
            <text:p text:style-name="P37">{d.<text:span text:style-name="T6">documento</text:span>.cuerpoDocumento<text:span text:style-name="T6">[i+1]</text:span>.uniMedida}</text:p>
          </table:table-cell>
          <table:table-cell table:style-name="Tabla3.A2" office:value-type="string">
            <text:p text:style-name="P37">{d.<text:span text:style-name="T6">documento</text:span>.cuerpoDocumento<text:span text:style-name="T6">[i+1]</text:span>.descripcion}</text:p>
          </table:table-cell>
          <table:table-cell table:style-name="Tabla3.A2" office:value-type="string">
            <text:p text:style-name="P40"><text:span text:style-name="T34">$</text:span>{d.<text:span text:style-name="T6">documento</text:span>.cuerpoDocumento<text:span text:style-name="T6">[i+1]</text:span>.precioUni}</text:p>
          </table:table-cell>
          <table:table-cell table:style-name="Tabla3.A2" office:value-type="string">
            <text:p text:style-name="P40">{d.<text:span text:style-name="T6">documento</text:span>.cuerpoDocumento<text:span text:style-name="T6">[i+1]</text:span>.montoDescu}</text:p>
          </table:table-cell>
          <table:table-cell table:style-name="Tabla3.A2" office:value-type="string">
            <text:p text:style-name="P40"><text:span text:style-name="T33">$</text:span>{d.<text:span text:style-name="T6">documento</text:span>.cuerpoDocumento<text:span text:style-name="T6">[i+1]</text:span>.ventaNoSuj}</text:p>
          </table:table-cell>
          <table:table-cell table:style-name="Tabla3.A2" office:value-type="string">
            <text:p text:style-name="P40"><text:span text:style-name="T33">$</text:span>{d.<text:span text:style-name="T6">documento</text:span>.cuerpoDocumento<text:span text:style-name="T6">[i+1]</text:span>.ventaExenta}</text:p>
          </table:table-cell>
          <table:table-cell table:style-name="Tabla3.J2" office:value-type="string">
            <text:p text:style-name="P40"><text:span text:style-name="T33">$</text:span>{d.<text:span text:style-name="T6">documento</text:span>.cuerpoDocumento<text:span text:style-name="T6">[i+1]</text:span>.ventaGravada}</text:p>
          </table:table-cell>
        </table:table-row>
        <table:table-row table:style-name="Tabla3.1">
          <table:table-cell table:style-name="Tabla3.A2" table:number-columns-spanned="6" office:value-type="string">
            <text:p text:style-name="P39">Valor en letras: {d.<text:span text:style-name="T37">documento</text:span>.resumen.totalLetras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G5">
            <text:p text:style-name="P38"/>
          </table:table-cell>
          <table:table-cell table:style-name="Tabla3.G5">
            <text:p text:style-name="P38"/>
          </table:table-cell>
          <table:table-cell table:style-name="Tabla3.G5">
            <text:p text:style-name="P38"/>
          </table:table-cell>
          <table:table-cell table:style-name="Tabla3.J5">
            <text:p text:style-name="P38"/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4" office:value-type="string">
            <text:p text:style-name="P28">Extensión:</text:p>
          </table:table-cell>
          <table:covered-table-cell/>
          <table:covered-table-cell/>
          <table:covered-table-cell/>
          <table:table-cell table:style-name="Table4.E1" office:value-type="string">
            <text:p text:style-name="P6"/>
          </table:table-cell>
          <table:table-cell table:style-name="Table4.F1" office:value-type="string">
            <text:p text:style-name="P26"/>
          </table:table-cell>
          <table:table-cell table:style-name="Table4.A1" table:number-columns-spanned="2" office:value-type="string">
            <text:p text:style-name="P26">Suma Total de Operaciones: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6"><text:span text:style-name="Fuente_20_de_20_párrafo_20_predeter."><text:span text:style-name="T19">Nombre</text:span></text:span><text:span text:style-name="Fuente_20_de_20_párrafo_20_predeter."><text:span text:style-name="T18"> </text:span></text:span><text:span text:style-name="Fuente_20_de_20_párrafo_20_predeter."><text:span text:style-name="T19">entrega:</text:span></text:span></text:p>
          </table:table-cell>
          <table:table-cell table:style-name="Table4.A2" office:value-type="string">
            <text:p text:style-name="P21">{d.documento.extension.nombEntrega}</text:p>
          </table:table-cell>
          <table:table-cell table:style-name="Table4.A2" office:value-type="string">
            <text:p text:style-name="P29">No Documento:</text:p>
          </table:table-cell>
          <table:table-cell table:style-name="Table4.D2" office:value-type="string">
            <text:p text:style-name="P24">{d.documento.extension.docuEntrega}</text:p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7"><text:span text:style-name="Fuente_20_de_20_párrafo_20_predeter."><text:span text:style-name="T2"/></text:span></text:p>
          </table:table-cell>
          <table:table-cell table:style-name="Table4.A2" office:value-type="string">
            <text:p text:style-name="P8"><text:span text:style-name="Fuente_20_de_20_párrafo_20_predeter."><text:span text:style-name="T3">Suma:</text:span></text:span></text:p>
          </table:table-cell>
          <table:table-cell table:style-name="Table4.D2" office:value-type="string">
            <text:p text:style-name="P31"><text:span text:style-name="Fuente_20_de_20_párrafo_20_predeter."><text:span text:style-name="T10">${d.documento.resumen.montoTotalOperacion}</text:span></text:span></text:p>
          </table:table-cell>
        </table:table-row>
        <table:table-row table:style-name="Table4.1">
          <table:table-cell table:style-name="Table4.A2" office:value-type="string">
            <text:p text:style-name="P45"><text:span text:style-name="Fuente_20_de_20_párrafo_20_predeter."><text:span text:style-name="T19">Nombre</text:span></text:span><text:span text:style-name="Fuente_20_de_20_párrafo_20_predeter."><text:span text:style-name="T18"> </text:span></text:span><text:span text:style-name="Fuente_20_de_20_párrafo_20_predeter."><text:span text:style-name="T19">recibe:</text:span></text:span></text:p>
          </table:table-cell>
          <table:table-cell table:style-name="Table4.A2" office:value-type="string">
            <text:p text:style-name="P22">{d.documento.extension.nombRecibe}</text:p>
          </table:table-cell>
          <table:table-cell table:style-name="Table4.A2" office:value-type="string">
            <text:p text:style-name="P30">No Documento:</text:p>
          </table:table-cell>
          <table:table-cell table:style-name="Table4.D2" office:value-type="string">
            <text:p text:style-name="P23">{d.documento.extension.docuRecibe}</text:p>
          </table:table-cell>
          <table:table-cell table:style-name="Table4.F1" office:value-type="string">
            <text:p text:style-name="P6"/>
          </table:table-cell>
          <table:table-cell table:style-name="Table4.F1" office:value-type="string">
            <text:p text:style-name="P7"/>
          </table:table-cell>
          <table:table-cell table:style-name="Table4.A2" office:value-type="string">
            <text:p text:style-name="P27">Venta no sujeta:</text:p>
          </table:table-cell>
          <table:table-cell table:style-name="Table4.D2" office:value-type="string">
            <text:p text:style-name="P17"><text:span text:style-name="T32">$</text:span>{d.<text:span text:style-name="T6">documento</text:span>.resumen.totalNoSuj}</text:p>
          </table:table-cell>
        </table:table-row>
        <table:table-row table:style-name="Table4.1">
          <table:table-cell table:style-name="Table4.A4" table:number-columns-spanned="4" office:value-type="string">
            <text:p text:style-name="P26"><text:span text:style-name="T35">O</text:span>bservación<text:span text:style-name="T36">e</text:span><text:span text:style-name="T35">s:</text:span></text:p>
          </table:table-cell>
          <table:covered-table-cell/>
          <table:covered-table-cell/>
          <table:covered-table-cell/>
          <table:table-cell table:style-name="Table4.E1" office:value-type="string">
            <text:p text:style-name="P6"/>
          </table:table-cell>
          <table:table-cell table:style-name="Table4.F1" office:value-type="string">
            <text:p text:style-name="P7"/>
          </table:table-cell>
          <table:table-cell table:style-name="Table4.A2" office:value-type="string">
            <text:p text:style-name="P27">Venta Gravada:</text:p>
          </table:table-cell>
          <table:table-cell table:style-name="Table4.D2" office:value-type="string">
            <text:p text:style-name="P16"><text:span text:style-name="T32">$</text:span><text:soft-page-break/>{d.<text:span text:style-name="T6">documento</text:span>.resumen.totalGravada}</text:p>
          </table:table-cell>
        </table:table-row>
        <table:table-row table:style-name="Table4.1">
          <table:table-cell table:style-name="Table4.A5" table:number-rows-spanned="3" table:number-columns-spanned="4" office:value-type="string">
            <text:p text:style-name="P14">{d.observaciones}</text:p>
          </table:table-cell>
          <table:covered-table-cell/>
          <table:covered-table-cell/>
          <table:covered-table-cell/>
          <table:table-cell table:style-name="Table4.E1" office:value-type="string">
            <text:p text:style-name="P6"/>
          </table:table-cell>
          <table:table-cell table:style-name="Table4.F1" office:value-type="string">
            <text:p text:style-name="P7"/>
          </table:table-cell>
          <table:table-cell table:style-name="Table4.A2" office:value-type="string">
            <text:p text:style-name="P27">Sub-Total:</text:p>
          </table:table-cell>
          <table:table-cell table:style-name="Table4.D2" office:value-type="string">
            <text:p text:style-name="P18"><text:span text:style-name="T32">$</text:span>{d.<text:span text:style-name="T6">documento</text:span>.resumen.<text:span text:style-name="T4">subTotal</text:span>}</text:p>
          </table:table-cell>
        </table:table-row>
        <table:table-row table:style-name="Table4.1">
          <table:covered-table-cell table:style-name="Table4.A5"/>
          <table:covered-table-cell/>
          <table:covered-table-cell/>
          <table:covered-table-cell/>
          <table:table-cell table:style-name="Table4.E1" office:value-type="string">
            <text:p text:style-name="P6"/>
          </table:table-cell>
          <table:table-cell table:style-name="Table4.F1" office:value-type="string">
            <text:p text:style-name="P7"/>
          </table:table-cell>
          <table:table-cell table:style-name="Table4.A2" office:value-type="string">
            <text:p text:style-name="P27">Venta Exenta:</text:p>
          </table:table-cell>
          <table:table-cell table:style-name="Table4.D2" office:value-type="string">
            <text:p text:style-name="P15"><text:span text:style-name="T32">$</text:span>{d.<text:span text:style-name="T6">documento</text:span>.resumen.totalExenta}</text:p>
          </table:table-cell>
        </table:table-row>
        <table:table-row table:style-name="Table4.1">
          <table:covered-table-cell table:style-name="Table4.A5"/>
          <table:covered-table-cell/>
          <table:covered-table-cell/>
          <table:covered-table-cell/>
          <table:table-cell table:style-name="Table4.E1" office:value-type="string">
            <text:p text:style-name="P6"/>
          </table:table-cell>
          <table:table-cell table:style-name="Table4.F1" office:value-type="string">
            <text:p text:style-name="P7"/>
          </table:table-cell>
          <table:table-cell table:style-name="Table4.A2" office:value-type="string">
            <text:p text:style-name="P27">Total a Pagar:</text:p>
          </table:table-cell>
          <table:table-cell table:style-name="Table4.D2" office:value-type="string">
            <text:p text:style-name="P20"><text:span text:style-name="T32">$</text:span>{d.<text:span text:style-name="T6">documento</text:span>.resumen.totalPagar}</text:p>
          </table:table-cell>
        </table:table-row>
      </table:table>
      <text:p text:style-name="P9"/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 d164 f2" svg:font-family="'g d164 f2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Arial MT" fo:font-family="'Arial MT'" style:font-family-generic="swiss" style:font-pitch="variable" fo:language="es" fo:country="ES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35cm" fo:margin-bottom="0cm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uesto" style:family="paragraph" style:parent-style-name="Normal">
      <style:paragraph-properties fo:margin-left="0.293cm" fo:margin-right="0cm" fo:margin-top="0.123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default-outline-level="1" style:class="text">
      <style:paragraph-properties fo:margin-left="0.494cm" fo:margin-right="0cm" fo:margin-top="0.136cm" fo:margin-bottom="0cm" style:contextual-spacing="false" fo:hyphenation-ladder-count="no-limit" fo:text-indent="0cm" style:auto-text-indent="false">
        <style:tab-stops/>
      </style:paragraph-properties>
      <style:text-properties fo:font-size="7pt" style:font-size-asian="7pt" style:font-size-complex="7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SV">
      <number:number number:min-integer-digits="1"/>
    </number:number-style>
    <number:text-style style:name="N10100" number:language="es" number:country="SV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4:42:38.706000000</meta:creation-date>
    <meta:generator>LibreOffice/24.2.3.2$MacOSX_AARCH64 LibreOffice_project/433d9c2ded56988e8a90e6b2e771ee4e6a5ab2ba</meta:generator>
    <dc:date>2024-10-04T00:01:23.017027373</dc:date>
    <meta:editing-duration>PT5H3M24S</meta:editing-duration>
    <meta:editing-cycles>232</meta:editing-cycles>
    <meta:document-statistic meta:table-count="4" meta:image-count="0" meta:object-count="0" meta:page-count="2" meta:paragraph-count="84" meta:word-count="173" meta:character-count="2876" meta:non-whitespace-character-count="2686"/>
  </office:meta>
</office:document-meta>
</file>